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fo:font-weight="bold" style:font-weight-asian="bold" fo:font-size="16pt" style:font-size-asian="16pt" style:font-size-complex="16pt"/>
    </style:style>
    <style:style style:name="P2" style:parent-style-name="內文" style:family="paragraph">
      <style:paragraph-properties fo:text-align="center"/>
    </style:style>
    <style:style style:name="T3" style:parent-style-name="預設段落字型" style:family="text">
      <style:text-properties style:font-name-complex="標楷體" fo:color="#000000"/>
    </style:style>
    <style:style style:name="T4" style:parent-style-name="預設段落字型" style:family="text">
      <style:text-properties style:font-name-complex="標楷體" fo:color="#000000"/>
    </style:style>
    <style:style style:name="T5" style:parent-style-name="預設段落字型" style:family="text">
      <style:text-properties style:font-name="@標楷體" style:font-name-asian="@標楷體" style:font-name-complex="@標楷體" fo:color="#000000"/>
    </style:style>
    <style:style style:name="T6" style:parent-style-name="預設段落字型" style:family="text">
      <style:text-properties style:font-name-complex="標楷體" fo:color="#000000"/>
    </style:style>
    <style:style style:name="T7" style:parent-style-name="預設段落字型" style:family="text">
      <style:text-properties style:font-name="@標楷體" style:font-name-asian="@標楷體" style:font-name-complex="@標楷體" fo:color="#000000"/>
    </style:style>
    <style:style style:name="T8" style:parent-style-name="預設段落字型" style:family="text">
      <style:text-properties style:font-name-complex="標楷體" fo:color="#000000"/>
    </style:style>
    <style:style style:name="T9" style:parent-style-name="預設段落字型" style:family="text">
      <style:text-properties style:font-name-complex="標楷體" fo:color="#000000"/>
    </style:style>
    <style:style style:name="T10" style:parent-style-name="預設段落字型" style:family="text">
      <style:text-properties style:font-name-complex="標楷體" fo:color="#000000"/>
    </style:style>
    <style:style style:name="T11" style:parent-style-name="預設段落字型" style:family="text">
      <style:text-properties style:font-name-complex="標楷體" fo:color="#000000"/>
    </style:style>
    <style:style style:name="T12" style:parent-style-name="預設段落字型" style:family="text">
      <style:text-properties style:font-name-complex="標楷體" fo:color="#000000"/>
    </style:style>
    <style:style style:name="T13" style:parent-style-name="預設段落字型" style:family="text">
      <style:text-properties style:font-name-complex="標楷體" fo:color="#000000"/>
    </style:style>
    <style:style style:name="T14" style:parent-style-name="預設段落字型" style:family="text">
      <style:text-properties style:font-name-complex="標楷體" fo:color="#000000"/>
    </style:style>
    <style:style style:name="T15" style:parent-style-name="預設段落字型" style:family="text">
      <style:text-properties style:font-name-complex="標楷體" fo:color="#000000"/>
    </style:style>
    <style:style style:name="T16" style:parent-style-name="預設段落字型" style:family="text">
      <style:text-properties style:font-name-complex="標楷體" fo:color="#000000"/>
    </style:style>
    <style:style style:name="T17" style:parent-style-name="預設段落字型" style:family="text">
      <style:text-properties style:font-name-complex="標楷體" fo:color="#000000"/>
    </style:style>
    <style:style style:name="T18" style:parent-style-name="預設段落字型" style:family="text">
      <style:text-properties style:font-name-complex="標楷體" fo:color="#000000"/>
    </style:style>
    <style:style style:name="T19" style:parent-style-name="預設段落字型" style:family="text">
      <style:text-properties style:font-name-complex="標楷體" fo:color="#000000"/>
    </style:style>
    <style:style style:name="T20" style:parent-style-name="預設段落字型" style:family="text">
      <style:text-properties style:font-name="@標楷體" style:font-name-asian="@標楷體" style:font-name-complex="@標楷體" fo:color="#000000"/>
    </style:style>
    <style:style style:name="T21" style:parent-style-name="預設段落字型" style:family="text">
      <style:text-properties style:font-name-complex="標楷體" fo:color="#000000"/>
    </style:style>
    <style:style style:name="T22" style:parent-style-name="預設段落字型" style:family="text">
      <style:text-properties style:font-name-complex="標楷體" fo:color="#000000"/>
    </style:style>
    <style:style style:name="T23" style:parent-style-name="預設段落字型" style:family="text">
      <style:text-properties style:font-name-complex="標楷體" fo:color="#000000"/>
    </style:style>
    <style:style style:name="T24" style:parent-style-name="預設段落字型" style:family="text">
      <style:text-properties style:font-name-complex="標楷體" fo:color="#000000" fo:font-size="16pt" style:font-size-asian="16pt" style:font-size-complex="16pt"/>
    </style:style>
    <style:style style:name="T25" style:parent-style-name="預設段落字型" style:family="text">
      <style:text-properties style:font-name-complex="標楷體" fo:color="#000000"/>
    </style:style>
    <style:style style:name="T26" style:parent-style-name="預設段落字型" style:family="text">
      <style:text-properties style:font-name-complex="標楷體" fo:color="#000000"/>
    </style:style>
    <style:style style:name="T27" style:parent-style-name="預設段落字型" style:family="text">
      <style:text-properties style:font-name-complex="標楷體" fo:color="#000000"/>
    </style:style>
    <style:style style:name="T28" style:parent-style-name="預設段落字型" style:family="text">
      <style:text-properties style:font-name-complex="標楷體" fo:color="#000000"/>
    </style:style>
    <style:style style:name="T29" style:parent-style-name="預設段落字型" style:family="text">
      <style:text-properties style:font-name="@標楷體" style:font-name-asian="@標楷體" style:font-name-complex="@標楷體" fo:color="#000000"/>
    </style:style>
    <style:style style:name="T30" style:parent-style-name="預設段落字型" style:family="text">
      <style:text-properties style:font-name="@標楷體" style:font-name-asian="@標楷體" style:font-name-complex="@標楷體" fo:color="#000000"/>
    </style:style>
    <style:style style:name="T31" style:parent-style-name="預設段落字型" style:family="text">
      <style:text-properties style:font-name="@標楷體" style:font-name-asian="@標楷體" style:font-name-complex="@標楷體" fo:color="#000000"/>
    </style:style>
    <style:style style:family="graphic" style:name="a37">
      <style:graphic-properties draw:fill="solid" draw:fill-color="#000000" draw:opacity="100%" draw:stroke="none"/>
    </style:style>
    <style:style style:family="graphic" style:name="a38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">
      <style:graphic-properties draw:fill="none" draw:stroke="solid" svg:stroke-width="0.00347in" svg:stroke-color="#000000" svg:stroke-opacity="100%" draw:stroke-linejoin="round"/>
    </style:style>
    <style:style style:family="graphic" style:name="a21">
      <style:graphic-properties draw:fill="solid" draw:fill-color="#000000" draw:opacity="100%" draw:stroke="none"/>
    </style:style>
    <style:style style:family="graphic" style:name="a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">
      <style:graphic-properties draw:fill="none" draw:stroke="solid" svg:stroke-width="0.00347in" svg:stroke-color="#000000" svg:stroke-opacity="100%" draw:stroke-linejoin="round"/>
    </style:style>
    <style:style style:family="graphic" style:name="a24">
      <style:graphic-properties draw:fill="solid" draw:fill-color="#000000" draw:opacity="100%" draw:stroke="none"/>
    </style:style>
    <style:style style:family="graphic" style:name="a25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9">
      <style:graphic-properties draw:fill="none" draw:stroke="solid" svg:stroke-width="0.00347in" svg:stroke-color="#000000" svg:stroke-opacity="100%" draw:stroke-linejoin="round"/>
    </style:style>
    <style:style style:family="graphic" style:name="a10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draw:fill="none" draw:stroke="solid" svg:stroke-width="0.00347in" svg:stroke-color="#000000" svg:stroke-opacity="100%" draw:stroke-linejoin="round"/>
    </style:style>
    <style:style style:family="graphic" style:name="a15">
      <style:graphic-properties draw:fill="solid" draw:fill-color="#000000" draw:opacity="100%" draw:stroke="none"/>
    </style:style>
    <style:style style:family="graphic" style:name="a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draw:fill="none" draw:stroke="solid" svg:stroke-width="0.00347in" svg:stroke-color="#000000" svg:stroke-opacity="100%" draw:stroke-linejoin="round"/>
    </style:style>
    <style:style style:family="graphic" style:name="a40">
      <style:graphic-properties draw:fill="none" draw:stroke="solid" svg:stroke-width="0.00347in" svg:stroke-color="#000000" svg:stroke-opacity="100%" draw:stroke-linejoin="round"/>
    </style:style>
    <style:style style:family="graphic" style:name="a3">
      <style:graphic-properties draw:fill="solid" draw:fill-color="#000000" draw:opacity="100%" draw:stroke="none"/>
    </style:style>
    <style:style style:family="graphic" style:name="a41">
      <style:graphic-properties draw:fill="solid" draw:fill-color="#000000" draw:opacity="100%" draw:stroke="none"/>
    </style:style>
    <style:style style:family="graphic" style:name="a4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42">
      <style:graphic-properties draw:fill="none" draw:stroke="solid" svg:stroke-width="0.00347in" svg:stroke-color="#000000" svg:stroke-opacity="100%" draw:stroke-linejoin="round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3">
      <style:graphic-properties draw:fill="solid" draw:fill-color="#000000" draw:opacity="100%" draw:stroke="none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44">
      <style:graphic-properties draw:fill="none" draw:stroke="solid" svg:stroke-width="0.00347in" svg:stroke-color="#000000" svg:stroke-opacity="100%" draw:stroke-linejoin="round"/>
    </style:style>
    <style:style style:family="graphic" style:name="a7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45">
      <style:graphic-properties draw:fill="solid" draw:fill-color="#000000" draw:opacity="100%" draw:stroke="none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6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47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48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49">
      <style:graphic-properties/>
    </style:style>
    <style:style style:family="graphic" style:name="a30">
      <style:graphic-properties draw:fill="solid" draw:fill-color="#000000" draw:opacity="100%" draw:stroke="none"/>
    </style:style>
    <style:style style:family="graphic" style:name="a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3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36">
      <style:graphic-properties draw:fill="none" draw:stroke="solid" svg:stroke-width="0.00347in" svg:stroke-color="#000000" svg:stroke-opacity="100%" draw:stroke-linejoin="round"/>
    </style:style>
  </office:automatic-styles>
  <office:body>
    <office:text text:use-soft-page-breaks="true">
      <text:p text:style-name="P1">書面審查</text:p>
      <text:p text:style-name="P2"><draw:g draw:name="畫布 2" draw:id="id49" draw:style-name="a49" text:anchor-type="as-char"><svg:title/><svg:desc/><draw:custom-shape svg:x="2.07222in" svg:y="0.92778in" svg:width="1.22639in" svg:height="0.60903in" draw:id="id0" draw:style-name="a0" draw:name="Rectangle 4"><svg:title/><svg:desc/><draw:enhanced-geometry draw:type="non-primitive" svg:viewBox="0 0 21600 21600" draw:enhanced-path="M 0 0 L 21600 0 21600 21600 0 21600 Z N"/></draw:custom-shape><draw:custom-shape svg:x="2.5125in" svg:y="1.14583in" svg:width="0.33403in" svg:height="0.25in" draw:id="id1" draw:style-name="a1" draw:name="Rectangle 5"><svg:title/><svg:desc/><text:p text:style-name="內文"><text:span text:style-name="T3">掛號</text:span></text:p><draw:enhanced-geometry draw:type="non-primitive" svg:viewBox="0 0 21600 21600" draw:enhanced-path="M 0 0 L 21600 0 21600 21600 0 21600 Z N"/></draw:custom-shape><draw:connector draw:type="line" svg:x1="2.68542in" svg:y1="1.53681in" svg:x2="2.68542in" svg:y2="2.08056in" draw:id="id2" draw:style-name="a2" draw:name="Line 6"><svg:title/><svg:desc/></draw:connector><draw:custom-shape svg:x="2.64583in" svg:y="2.07153in" svg:width="0.07917in" svg:height="0.07986in" draw:id="id3" draw:style-name="a3" draw:name="Freeform 7"><svg:title/><svg:desc/><draw:enhanced-geometry draw:type="non-primitive" svg:viewBox="0 0 114 115" draw:enhanced-path="M 114 0 L 57 115 0 0 114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4"/><draw:equation draw:name="f7" draw:formula="?f4 / 115"/><draw:equation draw:name="f8" draw:formula="114 * ?f5 / 114"/><draw:equation draw:name="f9" draw:formula="0 * ?f4 / 115"/><draw:equation draw:name="f10" draw:formula="57 * ?f5 / 114"/><draw:equation draw:name="f11" draw:formula="115 * ?f4 / 115"/><draw:equation draw:name="f12" draw:formula="0 * ?f5 / 114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2.07222in" svg:y="2.15139in" svg:width="1.22639in" svg:height="0.6125in" draw:id="id4" draw:style-name="a4" draw:name="Rectangle 8"><svg:title/><svg:desc/><draw:enhanced-geometry draw:type="non-primitive" svg:viewBox="0 0 21600 21600" draw:enhanced-path="M 0 0 L 21600 0 21600 21600 0 21600 Z N"/></draw:custom-shape><draw:custom-shape svg:x="2.5125in" svg:y="2.37153in" svg:width="0.33403in" svg:height="0.25in" draw:id="id5" draw:style-name="a5" draw:name="Rectangle 9"><svg:title/><svg:desc/><text:p text:style-name="內文"><text:span text:style-name="T4">派件</text:span></text:p><draw:enhanced-geometry draw:type="non-primitive" svg:viewBox="0 0 21600 21600" draw:enhanced-path="M 0 0 L 21600 0 21600 21600 0 21600 Z N"/></draw:custom-shape><draw:custom-shape svg:width="0.33403in" svg:height="0.25in" draw:id="id6" draw:style-name="a6" draw:transform="translate(-0.16701in -0.125in) rotate(-1.5708) translate(1.85729in 2.45208in)" draw:name="Rectangle 10"><svg:title/><svg:desc/><text:p text:style-name="內文"><text:span text:style-name="T5">課長</text:span></text:p><draw:enhanced-geometry draw:type="non-primitive" svg:viewBox="0 0 21600 21600" draw:enhanced-path="M 0 0 L 21600 0 21600 21600 0 21600 Z N"/></draw:custom-shape><draw:custom-shape svg:x="2.07222in" svg:y="3.37639in" svg:width="1.22639in" svg:height="0.61458in" draw:id="id7" draw:style-name="a7" draw:name="Rectangle 11"><svg:title/><svg:desc/><draw:enhanced-geometry draw:type="non-primitive" svg:viewBox="0 0 21600 21600" draw:enhanced-path="M 0 0 L 21600 0 21600 21600 0 21600 Z N"/></draw:custom-shape><draw:custom-shape svg:x="2.33889in" svg:y="3.59653in" svg:width="0.66736in" svg:height="0.25in" draw:id="id8" draw:style-name="a8" draw:name="Rectangle 12"><svg:title/><svg:desc/><text:p text:style-name="內文"><text:span text:style-name="T6">書圖審查</text:span></text:p><draw:enhanced-geometry draw:type="non-primitive" svg:viewBox="0 0 21600 21600" draw:enhanced-path="M 0 0 L 21600 0 21600 21600 0 21600 Z N"/></draw:custom-shape><draw:custom-shape svg:width="0.50069in" svg:height="0.25in" draw:id="id9" draw:style-name="a9" draw:transform="translate(-0.25035in -0.125in) rotate(-1.5708) translate(1.86771in 3.67569in)" draw:name="Rectangle 13"><svg:title/><svg:desc/><text:p text:style-name="內文"><text:span text:style-name="T7">承辦員</text:span></text:p><draw:enhanced-geometry draw:type="non-primitive" svg:viewBox="0 0 21600 21600" draw:enhanced-path="M 0 0 L 21600 0 21600 21600 0 21600 Z N"/></draw:custom-shape><draw:custom-shape svg:x="2.07222in" svg:y="4.60347in" svg:width="1.22639in" svg:height="0.6125in" draw:id="id10" draw:style-name="a10" draw:name="Rectangle 14"><svg:title/><svg:desc/><draw:enhanced-geometry draw:type="non-primitive" svg:viewBox="0 0 21600 21600" draw:enhanced-path="M 0 0 L 21600 0 21600 21600 0 21600 Z N"/></draw:custom-shape><draw:custom-shape svg:x="2.5125in" svg:y="4.82361in" svg:width="0.33403in" svg:height="0.25in" draw:id="id11" draw:style-name="a11" draw:name="Rectangle 15"><svg:title/><svg:desc/><text:p text:style-name="內文"><text:span text:style-name="T8">決行</text:span></text:p><draw:enhanced-geometry draw:type="non-primitive" svg:viewBox="0 0 21600 21600" draw:enhanced-path="M 0 0 L 21600 0 21600 21600 0 21600 Z N"/></draw:custom-shape><draw:custom-shape svg:x="2.07222in" svg:y="5.83056in" svg:width="1.22639in" svg:height="0.6125in" draw:id="id12" draw:style-name="a12" draw:name="Rectangle 16"><svg:title/><svg:desc/><draw:enhanced-geometry draw:type="non-primitive" svg:viewBox="0 0 21600 21600" draw:enhanced-path="M 0 0 L 21600 0 21600 21600 0 21600 Z N"/></draw:custom-shape><draw:custom-shape svg:x="2.125in" svg:y="5.875in" svg:width="1.125in" svg:height="0.5in" draw:id="id13" draw:style-name="a13" draw:name="Rectangle 17"><svg:title/><svg:desc/><text:p text:style-name="內文"><text:span text:style-name="T9">發</text:span><text:span text:style-name="T10">函</text:span><text:span text:style-name="T11">6</text:span><text:span text:style-name="T12">個月內</text:span><text:span text:style-name="T13">申</text:span><text:span text:style-name="T14">報竣工</text:span></text:p><draw:enhanced-geometry draw:type="non-primitive" svg:viewBox="0 0 21600 21600" draw:enhanced-path="M 0 0 L 21600 0 21600 21600 0 21600 Z N"/></draw:custom-shape><draw:connector draw:type="line" svg:x1="2.68542in" svg:y1="3.99097in" svg:x2="2.68542in" svg:y2="4.53403in" draw:id="id14" draw:style-name="a14" draw:name="Line 18"><svg:title/><svg:desc/></draw:connector><draw:custom-shape svg:x="2.64583in" svg:y="4.52361in" svg:width="0.07917in" svg:height="0.07986in" draw:id="id15" draw:style-name="a15" draw:name="Freeform 19"><svg:title/><svg:desc/><draw:enhanced-geometry draw:type="non-primitive" svg:viewBox="0 0 114 115" draw:enhanced-path="M 114 0 L 57 115 0 0 114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4"/><draw:equation draw:name="f7" draw:formula="?f4 / 115"/><draw:equation draw:name="f8" draw:formula="114 * ?f5 / 114"/><draw:equation draw:name="f9" draw:formula="0 * ?f4 / 115"/><draw:equation draw:name="f10" draw:formula="57 * ?f5 / 114"/><draw:equation draw:name="f11" draw:formula="115 * ?f4 / 115"/><draw:equation draw:name="f12" draw:formula="0 * ?f5 / 114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2.40833in" svg:y="5.33403in" svg:width="0.16736in" svg:height="0.25in" draw:id="id16" draw:style-name="a16" draw:name="Rectangle 20"><svg:title/><svg:desc/><text:p text:style-name="內文"><text:span text:style-name="T15">符</text:span></text:p><draw:enhanced-geometry draw:type="non-primitive" svg:viewBox="0 0 21600 21600" draw:enhanced-path="M 0 0 L 21600 0 21600 21600 0 21600 Z N"/></draw:custom-shape><draw:custom-shape svg:x="2.40833in" svg:y="5.54167in" svg:width="0.16736in" svg:height="0.25in" draw:id="id17" draw:style-name="a17" draw:name="Rectangle 21"><svg:title/><svg:desc/><text:p text:style-name="內文"><text:span text:style-name="T16">合</text:span></text:p><draw:enhanced-geometry draw:type="non-primitive" svg:viewBox="0 0 21600 21600" draw:enhanced-path="M 0 0 L 21600 0 21600 21600 0 21600 Z N"/></draw:custom-shape><draw:custom-shape svg:x="2.40833in" svg:y="4.10694in" svg:width="0.16736in" svg:height="0.25in" draw:id="id18" draw:style-name="a18" draw:name="Rectangle 22"><svg:title/><svg:desc/><text:p text:style-name="內文"><text:span text:style-name="T17">符</text:span></text:p><draw:enhanced-geometry draw:type="non-primitive" svg:viewBox="0 0 21600 21600" draw:enhanced-path="M 0 0 L 21600 0 21600 21600 0 21600 Z N"/></draw:custom-shape><draw:custom-shape svg:x="2.40833in" svg:y="4.31458in" svg:width="0.16736in" svg:height="0.25in" draw:id="id19" draw:style-name="a19" draw:name="Rectangle 23"><svg:title/><svg:desc/><text:p text:style-name="內文"><text:span text:style-name="T18">合</text:span></text:p><draw:enhanced-geometry draw:type="non-primitive" svg:viewBox="0 0 21600 21600" draw:enhanced-path="M 0 0 L 21600 0 21600 21600 0 21600 Z N"/></draw:custom-shape><draw:connector draw:type="line" svg:x1="2.68542in" svg:y1="2.76389in" svg:x2="2.68542in" svg:y2="3.30556in" draw:id="id20" draw:style-name="a20" draw:name="Line 24"><svg:title/><svg:desc/></draw:connector><draw:custom-shape svg:x="2.64583in" svg:y="3.29722in" svg:width="0.07917in" svg:height="0.07917in" draw:id="id21" draw:style-name="a21" draw:name="Freeform 25"><svg:title/><svg:desc/><draw:enhanced-geometry draw:type="non-primitive" svg:viewBox="0 0 114 114" draw:enhanced-path="M 114 0 L 57 114 0 0 114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4"/><draw:equation draw:name="f7" draw:formula="?f4 / 114"/><draw:equation draw:name="f8" draw:formula="114 * ?f5 / 114"/><draw:equation draw:name="f9" draw:formula="0 * ?f4 / 114"/><draw:equation draw:name="f10" draw:formula="57 * ?f5 / 114"/><draw:equation draw:name="f11" draw:formula="114 * ?f4 / 114"/><draw:equation draw:name="f12" draw:formula="0 * ?f5 / 114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in" svg:y="4.72153in" svg:width="0.33403in" svg:height="0.25in" draw:id="id22" draw:style-name="a22" draw:name="Rectangle 26"><svg:title/><svg:desc/><text:p text:style-name="內文"><text:span text:style-name="T19">不合</text:span></text:p><draw:enhanced-geometry draw:type="non-primitive" svg:viewBox="0 0 21600 21600" draw:enhanced-path="M 0 0 L 21600 0 21600 21600 0 21600 Z N"/></draw:custom-shape><draw:connector draw:type="line" svg:x1="2.68542in" svg:y1="5.21597in" svg:x2="2.68542in" svg:y2="5.76111in" draw:id="id23" draw:style-name="a23" draw:name="Line 27"><svg:title/><svg:desc/></draw:connector><draw:custom-shape svg:x="2.64583in" svg:y="5.75069in" svg:width="0.07917in" svg:height="0.07986in" draw:id="id24" draw:style-name="a24" draw:name="Freeform 28"><svg:title/><svg:desc/><draw:enhanced-geometry draw:type="non-primitive" svg:viewBox="0 0 114 115" draw:enhanced-path="M 114 0 L 57 115 0 0 114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4"/><draw:equation draw:name="f7" draw:formula="?f4 / 115"/><draw:equation draw:name="f8" draw:formula="114 * ?f5 / 114"/><draw:equation draw:name="f9" draw:formula="0 * ?f4 / 115"/><draw:equation draw:name="f10" draw:formula="57 * ?f5 / 114"/><draw:equation draw:name="f11" draw:formula="115 * ?f4 / 115"/><draw:equation draw:name="f12" draw:formula="0 * ?f5 / 114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width="0.33403in" svg:height="0.25in" draw:id="id25" draw:style-name="a25" draw:transform="translate(-0.16701in -0.125in) rotate(-1.5708) translate(1.86771in 4.90417in)" draw:name="Rectangle 29"><svg:title/><svg:desc/><text:p text:style-name="內文"><text:span text:style-name="T20">課長</text:span></text:p><draw:enhanced-geometry draw:type="non-primitive" svg:viewBox="0 0 21600 21600" draw:enhanced-path="M 0 0 L 21600 0 21600 21600 0 21600 Z N"/></draw:custom-shape><draw:custom-shape svg:x="1.79583in" svg:y="0.93681in" svg:width="0.16736in" svg:height="0.25in" draw:id="id26" draw:style-name="a26" draw:name="Rectangle 30"><svg:title/><svg:desc/><text:p text:style-name="內文"><text:span text:style-name="T21">祕</text:span></text:p><draw:enhanced-geometry draw:type="non-primitive" svg:viewBox="0 0 21600 21600" draw:enhanced-path="M 0 0 L 21600 0 21600 21600 0 21600 Z N"/></draw:custom-shape><draw:custom-shape svg:x="1.79583in" svg:y="1.14444in" svg:width="0.16736in" svg:height="0.25in" draw:id="id27" draw:style-name="a27" draw:name="Rectangle 31"><svg:title/><svg:desc/><text:p text:style-name="內文"><text:span text:style-name="T22">書</text:span></text:p><draw:enhanced-geometry draw:type="non-primitive" svg:viewBox="0 0 21600 21600" draw:enhanced-path="M 0 0 L 21600 0 21600 21600 0 21600 Z N"/></draw:custom-shape><draw:custom-shape svg:x="1.79583in" svg:y="1.35208in" svg:width="0.16736in" svg:height="0.25in" draw:id="id28" draw:style-name="a28" draw:name="Rectangle 32"><svg:title/><svg:desc/><text:p text:style-name="內文"><text:span text:style-name="T23">室</text:span></text:p><draw:enhanced-geometry draw:type="non-primitive" svg:viewBox="0 0 21600 21600" draw:enhanced-path="M 0 0 L 21600 0 21600 21600 0 21600 Z N"/></draw:custom-shape><draw:custom-shape svg:x="3.29861in" svg:y="3.68264in" svg:width="0.44097in" svg:height="0.00208in" draw:id="id29" draw:style-name="a29" draw:name="Freeform 33"><svg:title/><svg:desc/><draw:enhanced-geometry draw:type="non-primitive" svg:viewBox="0 0 635 3" draw:enhanced-path="M 0 0 L 369 0 369 3 635 3 N" draw:text-areas="?f18 ?f20 ?f19 ?f21" draw:glue-points="?f13 ?f14 ?f15 ?f14 ?f15 ?f16 ?f17 ?f16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3"/><draw:equation draw:name="f6" draw:formula="?f1 - ?f0"/><draw:equation draw:name="f7" draw:formula="?f6 / 635"/><draw:equation draw:name="f8" draw:formula="0 * ?f6 / 635"/><draw:equation draw:name="f9" draw:formula="0 * ?f4 / 3"/><draw:equation draw:name="f10" draw:formula="369 * ?f6 / 635"/><draw:equation draw:name="f11" draw:formula="3 * ?f4 / 3"/><draw:equation draw:name="f12" draw:formula="635 * ?f6 / 635"/><draw:equation draw:name="f13" draw:formula="?f8 / ?f7"/><draw:equation draw:name="f14" draw:formula="?f9 / ?f5"/><draw:equation draw:name="f15" draw:formula="?f10 / ?f7"/><draw:equation draw:name="f16" draw:formula="?f11 / ?f5"/><draw:equation draw:name="f17" draw:formula="?f12 / ?f7"/><draw:equation draw:name="f18" draw:formula="0 / ?f7"/><draw:equation draw:name="f19" draw:formula="?f1 / ?f7"/><draw:equation draw:name="f20" draw:formula="0 / ?f5"/><draw:equation draw:name="f21" draw:formula="?f3 / ?f5"/></draw:enhanced-geometry></draw:custom-shape><draw:custom-shape svg:x="3.73125in" svg:y="3.64444in" svg:width="0.07986in" svg:height="0.07986in" draw:id="id30" draw:style-name="a30" draw:name="Freeform 34"><svg:title/><svg:desc/><draw:enhanced-geometry draw:type="non-primitive" svg:viewBox="0 0 115 115" draw:enhanced-path="M 0 0 L 115 58 0 115 0 0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5"/><draw:equation draw:name="f8" draw:formula="0 * ?f5 / 115"/><draw:equation draw:name="f9" draw:formula="0 * ?f4 / 115"/><draw:equation draw:name="f10" draw:formula="115 * ?f5 / 115"/><draw:equation draw:name="f11" draw:formula="58 * ?f4 / 115"/><draw:equation draw:name="f12" draw:formula="115 * ?f4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1in" svg:y="0.125in" svg:width="3.33403in" svg:height="0.5in" draw:id="id31" draw:style-name="a31" draw:name="Rectangle 35"><svg:title/><svg:desc/><text:p text:style-name="內文"><text:span text:style-name="T24">變更使用執照書面審查作業流程表</text:span></text:p><draw:enhanced-geometry draw:type="non-primitive" svg:viewBox="0 0 21600 21600" draw:enhanced-path="M 0 0 L 21600 0 21600 21600 0 21600 Z N"/></draw:custom-shape><draw:custom-shape svg:x="3.17708in" svg:y="2.98403in" svg:width="0.33403in" svg:height="0.25in" draw:id="id32" draw:style-name="a32" draw:name="Rectangle 36"><svg:title/><svg:desc/><text:p text:style-name="內文"><text:span text:style-name="T25">不合</text:span></text:p><draw:enhanced-geometry draw:type="non-primitive" svg:viewBox="0 0 21600 21600" draw:enhanced-path="M 0 0 L 21600 0 21600 21600 0 21600 Z N"/></draw:custom-shape><draw:custom-shape svg:x="3.81111in" svg:y="3.37639in" svg:width="1.22569in" svg:height="0.61597in" draw:id="id33" draw:style-name="a33" draw:name="Rectangle 37"><svg:title/><svg:desc/><draw:enhanced-geometry draw:type="non-primitive" svg:viewBox="0 0 21600 21600" draw:enhanced-path="M 0 0 L 21600 0 21600 21600 0 21600 Z N"/></draw:custom-shape><draw:custom-shape svg:x="3.84236in" svg:y="3.52708in" svg:width="1.16736in" svg:height="0.25in" draw:id="id34" draw:style-name="a34" draw:name="Rectangle 38"><svg:title/><svg:desc/><text:p text:style-name="內文"><text:span text:style-name="T26">核轉各目的事業</text:span></text:p><draw:enhanced-geometry draw:type="non-primitive" svg:viewBox="0 0 21600 21600" draw:enhanced-path="M 0 0 L 21600 0 21600 21600 0 21600 Z N"/></draw:custom-shape><draw:custom-shape svg:x="3.875in" svg:y="3.70069in" svg:width="1.01944in" svg:height="0.25in" draw:id="id35" draw:style-name="a35" draw:name="Rectangle 39"><svg:title/><svg:desc/><text:p text:style-name="內文"><text:span text:style-name="T27">主管機關審查</text:span></text:p><draw:enhanced-geometry draw:type="non-primitive" svg:viewBox="0 0 21600 21600" draw:enhanced-path="M 0 0 L 21600 0 21600 21600 0 21600 Z N"/></draw:custom-shape><draw:custom-shape svg:x="3.36736in" svg:y="3.78472in" svg:width="0.44375in" svg:height="0.00208in" draw:id="id36" draw:style-name="a36" draw:name="Freeform 40"><svg:title/><svg:desc/><draw:enhanced-geometry draw:type="non-primitive" svg:viewBox="0 0 639 3" draw:enhanced-path="M 639 3 L 270 3 270 0 0 0 N" draw:text-areas="?f18 ?f20 ?f19 ?f21" draw:glue-points="?f13 ?f14 ?f15 ?f14 ?f15 ?f16 ?f17 ?f16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3"/><draw:equation draw:name="f6" draw:formula="?f1 - ?f0"/><draw:equation draw:name="f7" draw:formula="?f6 / 639"/><draw:equation draw:name="f8" draw:formula="639 * ?f6 / 639"/><draw:equation draw:name="f9" draw:formula="3 * ?f4 / 3"/><draw:equation draw:name="f10" draw:formula="270 * ?f6 / 639"/><draw:equation draw:name="f11" draw:formula="0 * ?f4 / 3"/><draw:equation draw:name="f12" draw:formula="0 * ?f6 / 639"/><draw:equation draw:name="f13" draw:formula="?f8 / ?f7"/><draw:equation draw:name="f14" draw:formula="?f9 / ?f5"/><draw:equation draw:name="f15" draw:formula="?f10 / ?f7"/><draw:equation draw:name="f16" draw:formula="?f11 / ?f5"/><draw:equation draw:name="f17" draw:formula="?f12 / ?f7"/><draw:equation draw:name="f18" draw:formula="0 / ?f7"/><draw:equation draw:name="f19" draw:formula="?f1 / ?f7"/><draw:equation draw:name="f20" draw:formula="0 / ?f5"/><draw:equation draw:name="f21" draw:formula="?f3 / ?f5"/></draw:enhanced-geometry></draw:custom-shape><draw:custom-shape svg:x="3.29861in" svg:y="3.74514in" svg:width="0.07917in" svg:height="0.07986in" draw:id="id37" draw:style-name="a37" draw:name="Freeform 41"><svg:title/><svg:desc/><draw:enhanced-geometry draw:type="non-primitive" svg:viewBox="0 0 114 115" draw:enhanced-path="M 114 115 L 0 57 114 0 114 115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4"/><draw:equation draw:name="f7" draw:formula="?f4 / 115"/><draw:equation draw:name="f8" draw:formula="114 * ?f5 / 114"/><draw:equation draw:name="f9" draw:formula="115 * ?f4 / 115"/><draw:equation draw:name="f10" draw:formula="0 * ?f5 / 114"/><draw:equation draw:name="f11" draw:formula="57 * ?f4 / 115"/><draw:equation draw:name="f12" draw:formula="0 * ?f4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81111in" svg:y="2.55972in" svg:width="1.22569in" svg:height="0.61458in" draw:id="id38" draw:style-name="a38" draw:name="Rectangle 42"><svg:title/><svg:desc/><draw:enhanced-geometry draw:type="non-primitive" svg:viewBox="0 0 21600 21600" draw:enhanced-path="M 0 0 L 21600 0 21600 21600 0 21600 Z N"/></draw:custom-shape><draw:custom-shape svg:x="4.07778in" svg:y="2.77986in" svg:width="0.66736in" svg:height="0.25in" draw:id="id39" draw:style-name="a39" draw:name="Rectangle 43"><svg:title/><svg:desc/><text:p text:style-name="內文"><text:span text:style-name="T28">通知補正</text:span></text:p><draw:enhanced-geometry draw:type="non-primitive" svg:viewBox="0 0 21600 21600" draw:enhanced-path="M 0 0 L 21600 0 21600 21600 0 21600 Z N"/></draw:custom-shape><draw:custom-shape svg:x="3.29861in" svg:y="2.76389in" svg:width="0.44097in" svg:height="0.71458in" draw:id="id40" draw:style-name="a40" draw:name="Freeform 44"><svg:title/><svg:desc/><draw:enhanced-geometry draw:type="non-primitive" svg:viewBox="0 0 635 1029" draw:enhanced-path="M 0 1029 L 294 1029 294 0 635 0 N" draw:text-areas="?f18 ?f20 ?f19 ?f21" draw:glue-points="?f13 ?f14 ?f15 ?f14 ?f15 ?f16 ?f17 ?f16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"/><draw:equation draw:name="f7" draw:formula="?f4 / 1029"/><draw:equation draw:name="f8" draw:formula="0 * ?f5 / 635"/><draw:equation draw:name="f9" draw:formula="1029 * ?f4 / 1029"/><draw:equation draw:name="f10" draw:formula="294 * ?f5 / 635"/><draw:equation draw:name="f11" draw:formula="0 * ?f4 / 1029"/><draw:equation draw:name="f12" draw:formula="635 * ?f5 / 63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73125in" svg:y="2.72431in" svg:width="0.07986in" svg:height="0.07917in" draw:id="id41" draw:style-name="a41" draw:name="Freeform 45"><svg:title/><svg:desc/><draw:enhanced-geometry draw:type="non-primitive" svg:viewBox="0 0 115 114" draw:enhanced-path="M 0 0 L 115 57 0 114 0 0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4"/><draw:equation draw:name="f8" draw:formula="0 * ?f5 / 115"/><draw:equation draw:name="f9" draw:formula="0 * ?f4 / 114"/><draw:equation draw:name="f10" draw:formula="115 * ?f5 / 115"/><draw:equation draw:name="f11" draw:formula="57 * ?f4 / 114"/><draw:equation draw:name="f12" draw:formula="114 * ?f4 / 114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6736in" svg:y="2.86597in" svg:width="0.44375in" svg:height="0.71458in" draw:id="id42" draw:style-name="a42" draw:name="Freeform 46"><svg:title/><svg:desc/><draw:enhanced-geometry draw:type="non-primitive" svg:viewBox="0 0 639 1029" draw:enhanced-path="M 639 0 L 342 0 342 1029 0 1029 N" draw:text-areas="?f18 ?f20 ?f19 ?f21" draw:glue-points="?f13 ?f14 ?f15 ?f14 ?f15 ?f16 ?f17 ?f16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9"/><draw:equation draw:name="f7" draw:formula="?f4 / 1029"/><draw:equation draw:name="f8" draw:formula="639 * ?f5 / 639"/><draw:equation draw:name="f9" draw:formula="0 * ?f4 / 1029"/><draw:equation draw:name="f10" draw:formula="342 * ?f5 / 639"/><draw:equation draw:name="f11" draw:formula="1029 * ?f4 / 1029"/><draw:equation draw:name="f12" draw:formula="0 * ?f5 / 639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29861in" svg:y="3.54097in" svg:width="0.07917in" svg:height="0.07986in" draw:id="id43" draw:style-name="a43" draw:name="Freeform 47"><svg:title/><svg:desc/><draw:enhanced-geometry draw:type="non-primitive" svg:viewBox="0 0 114 115" draw:enhanced-path="M 114 115 L 0 57 114 0 114 115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4"/><draw:equation draw:name="f7" draw:formula="?f4 / 115"/><draw:equation draw:name="f8" draw:formula="114 * ?f5 / 114"/><draw:equation draw:name="f9" draw:formula="115 * ?f4 / 115"/><draw:equation draw:name="f10" draw:formula="0 * ?f5 / 114"/><draw:equation draw:name="f11" draw:formula="57 * ?f4 / 115"/><draw:equation draw:name="f12" draw:formula="0 * ?f4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29861in" svg:y="3.88889in" svg:width="0.40833in" svg:height="1.02083in" draw:id="id44" draw:style-name="a44" draw:name="Freeform 48"><svg:title/><svg:desc/><draw:enhanced-geometry draw:type="non-primitive" svg:viewBox="0 0 588 1470" draw:enhanced-path="M 0 1470 L 588 1470 588 0 99 0 N" draw:text-areas="?f18 ?f20 ?f19 ?f21" draw:glue-points="?f13 ?f14 ?f15 ?f14 ?f15 ?f16 ?f17 ?f16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8"/><draw:equation draw:name="f7" draw:formula="?f4 / 1470"/><draw:equation draw:name="f8" draw:formula="0 * ?f5 / 588"/><draw:equation draw:name="f9" draw:formula="1470 * ?f4 / 1470"/><draw:equation draw:name="f10" draw:formula="588 * ?f5 / 588"/><draw:equation draw:name="f11" draw:formula="0 * ?f4 / 1470"/><draw:equation draw:name="f12" draw:formula="99 * ?f5 / 588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29861in" svg:y="3.84861in" svg:width="0.07917in" svg:height="0.07986in" draw:id="id45" draw:style-name="a45" draw:name="Freeform 49"><svg:title/><svg:desc/><draw:enhanced-geometry draw:type="non-primitive" svg:viewBox="0 0 114 115" draw:enhanced-path="M 114 115 L 0 58 114 0 114 115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4"/><draw:equation draw:name="f7" draw:formula="?f4 / 115"/><draw:equation draw:name="f8" draw:formula="114 * ?f5 / 114"/><draw:equation draw:name="f9" draw:formula="115 * ?f4 / 115"/><draw:equation draw:name="f10" draw:formula="0 * ?f5 / 114"/><draw:equation draw:name="f11" draw:formula="58 * ?f4 / 115"/><draw:equation draw:name="f12" draw:formula="0 * ?f4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width="0.66736in" svg:height="0.25in" draw:id="id46" draw:style-name="a46" draw:transform="translate(-0.33368in -0.125in) rotate(-1.5708) translate(3.81215in 4.49028in)" draw:name="Rectangle 50"><svg:title/><svg:desc/><text:p text:style-name="內文"><text:span text:style-name="T29">通知補正</text:span></text:p><draw:enhanced-geometry draw:type="non-primitive" svg:viewBox="0 0 21600 21600" draw:enhanced-path="M 0 0 L 21600 0 21600 21600 0 21600 Z N"/></draw:custom-shape><draw:custom-shape svg:width="0.50069in" svg:height="0.25in" draw:id="id47" draw:style-name="a47" draw:transform="translate(-0.25035in -0.125in) rotate(-1.5708) translate(3.71007in 6.12778in)" draw:name="Rectangle 51"><svg:title/><svg:desc/><text:p text:style-name="內文"><text:span text:style-name="T30">申請人</text:span></text:p><draw:enhanced-geometry draw:type="non-primitive" svg:viewBox="0 0 21600 21600" draw:enhanced-path="M 0 0 L 21600 0 21600 21600 0 21600 Z N"/></draw:custom-shape><draw:custom-shape svg:width="0.50069in" svg:height="0.25in" draw:id="id48" draw:style-name="a48" draw:transform="translate(-0.25035in -0.125in) rotate(-1.5708) translate(3.50243in 6.12778in)" draw:name="Rectangle 52"><svg:title/><svg:desc/><text:p text:style-name="內文"><text:span text:style-name="T31">建築師</text:span></text:p><draw:enhanced-geometry draw:type="non-primitive" svg:viewBox="0 0 21600 21600" draw:enhanced-path="M 0 0 L 21600 0 21600 21600 0 21600 Z N"/></draw:custom-shape></draw:g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標楷體" style:font-name-asian="標楷體"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標楷體" style:font-name-asian="標楷體"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標楷體" style:font-name-asian="標楷體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ratb</meta:initial-creator>
    <dc:creator>林茂昌</dc:creator>
    <meta:creation-date>2018-11-14T03:24:00Z</meta:creation-date>
    <dc:date>2018-11-14T03:24:00Z</dc:date>
    <meta:print-date>2018-11-14T03:2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7" meta:row-count="1" meta:non-whitespace-character-count="7"/>
  </office:meta>
</office:document-meta>
</file>